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4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4"/>
          <table:table-cell office:value-type="string" calcext:value-type="string">
            <text:p>Kitkat</text:p>
          </table:table-cell>
        </table:table-row>
        <table:table-row table:style-name="ro1">
          <table:table-cell office:value-type="string" calcext:value-type="string">
            <text:p>Pornire înregistra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bou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lReceiver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RecordingReceiver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outgoing</text:p>
          </table:table-cell>
          <table:table-cell office:value-type="string" calcext:value-type="string">
            <text:p>CallReceiver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RecordingReceiver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rire înregistra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bou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h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llReceiv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trolRecordingReceiv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 ph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outgo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h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llReceiv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trolRecordingReceiv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 ph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.00.0000</text:date>, <text:time style:data-style-name="N2" text:time-value="11:32:42.477878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8:52:05.113278393</meta:creation-date>
    <dc:date>2018-10-23T12:07:35.237699516</dc:date>
    <meta:editing-duration>PT20M</meta:editing-duration>
    <meta:editing-cycles>3</meta:editing-cycles>
    <meta:generator>LibreOffice/6.0.6.2$Linux_X86_64 LibreOffice_project/00m0$Build-2</meta:generator>
    <meta:document-statistic meta:table-count="1" meta:cell-count="31" meta:object-count="0"/>
  </office:meta>
</office:document-meta>
</file>